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0A873FFDD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'Courier New', Courier, Monaco, Consolas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tyleTable" style:family="table">
      <style:table-properties style:width="6.925in" table:align="margins" style:shadow="none"/>
    </style:style>
    <style:style style:name="StyleTable.A" style:family="table-column">
      <style:table-column-properties style:column-width="6.925in" style:rel-column-width="65535*"/>
    </style:style>
    <style:style style:name="StyleTable.1" style:family="table-row">
      <style:table-row-properties fo:background-color="transparent">
        <style:background-image/>
      </style:table-row-properties>
    </style:style>
    <style:style style:name="StyleTable.A1" style:family="table-cell">
      <style:table-cell-properties fo:background-color="#b2b2b2" fo:padding="0.0382in" fo:border="0.0007in solid #000000">
        <style:background-image/>
      </style:table-cell-properties>
    </style:style>
    <style:style style:name="StyleTable.A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b2b2b2"/>
    </style:style>
    <style:style style:name="P2" style:family="paragraph" style:parent-style-name="Table_20_Contents">
      <style:text-properties fo:color="#ff3333"/>
    </style:style>
    <style:style style:name="P3" style:family="paragraph" style:parent-style-name="Table_20_Contents">
      <style:text-properties fo:font-variant="normal" fo:text-transform="none" fo:color="#333333" style:font-name="Droid Sans Mono" fo:font-size="9.75pt" fo:letter-spacing="normal" fo:font-style="normal" fo:font-weight="normal" style:font-weight-asian="normal" style:font-weight-complex="normal"/>
    </style:style>
    <style:style style:name="P4" style:family="paragraph" style:parent-style-name="Table_20_Contents">
      <style:text-properties fo:color="#000000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color="#000000"/>
    </style:style>
    <style:style style:name="T1" style:family="text">
      <style:text-properties fo:background-color="#ffff00"/>
    </style:style>
    <style:style style:name="T2" style:family="text">
      <style:text-properties fo:color="#ffffff"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${title}</text:p>
          </table:table-cell>
        </table:table-row>
        <table:table-row>
          <table:table-cell table:style-name="Table1.A2" office:value-type="string">
            <text:p text:style-name="Table_20_Contents"><text:text-input text:description="JOOsCRIPT"/><text:text-input text:description="JOOScript">${body}</text:text-input></text:p>
          </table:table-cell>
        </table:table-row>
      </table:table>
      <text:p text:style-name="P5"/>
      <text:p text:style-name="P5">[#if false]</text:p>
      <table:table table:name="StyleTable" table:style-name="StyleTable">
        <table:table-column table:style-name="StyleTable.A"/>
        <table:table-row table:style-name="StyleTable.1">
          <table:table-cell table:style-name="StyleTable.A1" office:value-type="string">
            <text:p text:style-name="P4">StyleTable - This table is used for formating</text:p>
          </table:table-cell>
        </table:table-row>
        <table:table-row table:style-name="StyleTable.1">
          <table:table-cell table:style-name="StyleTable.A2" office:value-type="string">
            <text:p text:style-name="P4"/>
          </table:table-cell>
        </table:table-row>
      </table:table>
      <text:p text:style-name="P5">[/#if]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pis</text:p>
          </table:table-cell>
          <table:table-cell table:style-name="Table3.B1" office:value-type="string">
            <text:p text:style-name="Table_20_Contents">Id</text:p>
          </table:table-cell>
        </table:table-row>
        <table:table-row>
          <table:table-cell table:style-name="Table3.A2" office:value-type="string">
            <text:p text:style-name="Table_20_Contents"><text:script script:language="JOOScript">@table:table-row
[#assign counter=0]
[#list items as item]
    [#if counter%2==0]
        [#assign rowcolor='StyleTable.A1']
    [#else]
        [#assign rowcolor='StyleTable.A2']
    [/#if]
    [#assign counter=counter+1]
@/table:table-row
[/#list]

@#table:table-cell
table:style-name=${rowcolor}</text:script>${item.description}</text:p>
          </table:table-cell>
          <table:table-cell table:style-name="Table3.B2" office:value-type="string">
            <text:p text:style-name="Table_20_Contents"><text:script script:language="JOOScript">@#table:table-cell
table:style-name=${rowcolor}</text:script>[#if item.order % 3 == 0]<text:span text:style-name="T1">${item.order}</text:span>[/#if][#if item.order % 3 != 0]<text:span text:style-name="T2">${item.order}</text:span>[/#if]</text:p>
          </table:table-cell>
        </table:table-row>
      </table:table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'Courier New', Courier, Monaco, Consolas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3374in" svg:y="3.8484in" svg:width="1.7717in" svg:height="1.0165in" draw:z-index="0"><draw:image xlink:href="Pictures/100000000000012C000000A873FFDD7A.jpg" xlink:type="simple" xlink:show="embed" xlink:actuate="onLoad"/></draw:frame>Testni doku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nko Mlikota</meta:initial-creator>
    <meta:creation-date>2016-10-28T13:44:19.91</meta:creation-date>
    <dc:date>2016-11-11T15:09:53.23</dc:date>
    <dc:creator>Branko Mlikota</dc:creator>
    <meta:editing-duration>PT9H40M23S</meta:editing-duration>
    <meta:editing-cycles>157</meta:editing-cycles>
    <meta:generator>OpenOffice/4.1.2$Win32 OpenOffice.org_project/412m3$Build-9782</meta:generator>
    <meta:document-statistic meta:table-count="3" meta:image-count="1" meta:object-count="0" meta:page-count="1" meta:paragraph-count="10" meta:word-count="33" meta:character-count="211"/>
  </office:meta>
</office:document-meta>
</file>